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E0000007E660140157863BE6A.png" manifest:media-type="image/png"/>
  <manifest:file-entry manifest:full-path="Pictures/1000134E00000A7000000A7037D0381CAFE2DB94.svg" manifest:media-type="image/svg+xml"/>
  <manifest:file-entry manifest:full-path="Pictures/10000201000000FA0000014B2BAD407788235DD5.png" manifest:media-type="image/png"/>
  <manifest:file-entry manifest:full-path="Pictures/10000201000000EF000000F281A744466D5B79BD.png" manifest:media-type="image/png"/>
  <manifest:file-entry manifest:full-path="Pictures/10000201000001160000016E72D697228926045F.png" manifest:media-type="image/png"/>
  <manifest:file-entry manifest:full-path="Pictures/100002010000010800000164458A26FC0FA72B08.png" manifest:media-type="image/png"/>
  <manifest:file-entry manifest:full-path="Pictures/10000201000001B9000001216475643ECDBC74F4.png" manifest:media-type="image/png"/>
  <manifest:file-entry manifest:full-path="Pictures/10000201000000D80000015A028D3791D97BE3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Arial3" svg:font-family="Arial" style:font-pitch="variable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 style:list-style-name="L1">
      <style:graphic-properties svg:stroke-width="0.05cm" svg:stroke-color="#000000" draw:marker-start-width="0.5cm" draw:marker-end-width="0.5cm" draw:fill="solid" draw:fill-color="#eaeaea" draw:textarea-vertical-align="middle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 style:list-style-name="L1">
      <style:graphic-properties svg:stroke-width="0.05cm" svg:stroke-color="#000000" draw:marker-start-width="0.5cm" draw:marker-end-width="0.5cm" draw:fill="solid" draw:fill-color="#eaeaea" draw:textarea-vertical-align="middle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 style:list-style-name="L1">
      <style:graphic-properties svg:stroke-width="0.05cm" svg:stroke-color="#000000" draw:marker-start-width="0.5cm" draw:marker-end-width="0.5cm" draw:fill="solid" draw:fill-color="#eaeaea" draw:textarea-vertical-align="middle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 style:list-style-name="L1">
      <style:graphic-properties svg:stroke-width="0.05cm" svg:stroke-color="#000000" draw:marker-start-width="0.5cm" draw:marker-end-width="0.5cm" draw:fill="solid" draw:fill-color="#eaeaea" draw:textarea-vertical-align="middle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 style:list-style-name="L1">
      <style:graphic-properties svg:stroke-width="0.05cm" svg:stroke-color="#000000" draw:marker-start-width="0.5cm" draw:marker-end-width="0.5cm" draw:fill="solid" draw:fill-color="#eaeaea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 style:list-style-name="L1">
      <style:graphic-properties svg:stroke-width="0.05cm" svg:stroke-color="#000000" draw:marker-start-width="0.5cm" draw:marker-end-width="0.5cm" draw:fill="solid" draw:fill-color="#eaeaea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 style:list-style-name="L1">
      <style:graphic-properties svg:stroke-width="0.05cm" svg:stroke-color="#000000" draw:marker-start-width="0.5cm" draw:marker-end-width="0.5cm" draw:fill="solid" draw:fill-color="#eaeaea" draw:textarea-vertical-align="middle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draw:stroke-dash="Dashed_20__28_var_29__20_1" svg:stroke-width="0.043cm" svg:stroke-color="#000000" draw:marker-start="Arrow" draw:marker-start-width="0.25cm" draw:marker-end="" draw:marker-end-width="0.25cm" svg:stroke-linecap="round" draw:fill="solid" draw:textarea-vertical-align="middle" fo:padding-top="0.146cm" fo:padding-bottom="0.146cm" fo:padding-left="0.271cm" fo:padding-right="0.271cm"/>
    </style:style>
    <style:style style:name="gr9" style:family="graphic" style:parent-style-name="standard">
      <style:graphic-properties draw:stroke="none" svg:stroke-width="0.2cm" svg:stroke-color="#000000" draw:fill="none" draw:fill-color="#ffffff" draw:textarea-horizontal-align="center" draw:textarea-vertical-align="middle" draw:auto-grow-height="true" draw:auto-grow-width="false" fo:min-height="0.961cm" fo:min-width="0cm" fo:padding-top="0cm" fo:padding-bottom="0cm" fo:padding-left="0cm" fo:padding-right="0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-dash="Dashed_20__28_var_29__20_1" svg:stroke-width="0.043cm" draw:marker-start="Arrow" draw:marker-start-width="0.25cm" draw:marker-end="" draw:marker-end-width="0.25cm" svg:stroke-linecap="round" draw:fill="solid" draw:textarea-vertical-align="middle" fo:padding-top="0.146cm" fo:padding-bottom="0.146cm" fo:padding-left="0.271cm" fo:padding-right="0.271cm"/>
    </style:style>
    <style:style style:name="P1" style:family="paragraph">
      <style:paragraph-properties fo:margin-left="0cm" fo:margin-right="0cm" fo:line-height="90%" fo:text-align="center" fo:text-indent="0cm"/>
    </style:style>
    <style:style style:name="P2" style:family="paragraph">
      <loext:graphic-properties draw:fill="solid" draw:fill-color="#eaeaea"/>
      <style:paragraph-properties fo:margin-left="0cm" fo:margin-right="0cm" fo:line-height="90%" fo:text-align="center" fo:text-indent="0cm" style:writing-mode="lr-tb"/>
      <style:text-properties fo:color="#000000" style:font-name="Calibri" fo:font-size="12pt" style:letter-kerning="true" style:font-name-asian="SimSun" style:font-size-asian="12pt" style:font-name-complex="Lucida Sans" style:font-size-complex="12pt"/>
    </style:style>
    <style:style style:name="P3" style:family="paragraph">
      <loext:graphic-properties draw:fill="solid"/>
      <style:paragraph-properties fo:text-align="center"/>
      <style:text-properties style:font-name="Calibri"/>
    </style:style>
    <style:style style:name="P4" style:family="paragraph">
      <loext:graphic-properties draw:fill="solid"/>
      <style:paragraph-properties fo:text-align="center"/>
      <style:text-properties fo:color="#000000" style:font-name="Calibri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000000" style:font-name="Calibri" fo:font-size="12pt" style:letter-kerning="true" style:font-name-asian="SimSun" style:font-size-asian="12pt" style:font-name-complex="Lucida Sans" style:font-size-complex="12pt"/>
    </style:style>
    <style:style style:name="T2" style:family="text">
      <style:text-properties fo:color="#000000" style:font-name="Calibri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95cm" svg:height="2cm" svg:x="2.988cm" svg:y="1.5cm">
          <text:p text:style-name="P1"><text:span text:style-name="T1">Lorem </text:span><text:span text:style-name="T1">Database</text:span></text:p>
        </draw:rect>
        <draw:rect draw:style-name="gr2" draw:text-style-name="P2" draw:layer="layout" svg:width="3.95cm" svg:height="2cm" svg:x="7.988cm" svg:y="1.5cm">
          <text:p text:style-name="P1"><text:span text:style-name="T1">Ipsum </text:span><text:span text:style-name="T1">Processing</text:span></text:p>
        </draw:rect>
        <draw:rect draw:style-name="gr3" draw:text-style-name="P2" draw:layer="layout" svg:width="3.95cm" svg:height="2cm" svg:x="12.988cm" svg:y="1.5cm">
          <text:p text:style-name="P1"><text:span text:style-name="T1">Dolor </text:span><text:span text:style-name="T1">Model</text:span></text:p>
        </draw:rect>
        <draw:rect draw:style-name="gr4" draw:text-style-name="P2" draw:layer="layout" svg:width="3.95cm" svg:height="2cm" svg:x="17.988cm" svg:y="1.5cm">
          <text:p text:style-name="P1"><text:span text:style-name="T1">Vestibl</text:span><text:span text:style-name="T1">um</text:span></text:p>
          <text:p text:style-name="P1"><text:span text:style-name="T1">Optimiz</text:span><text:span text:style-name="T1">ation</text:span></text:p>
        </draw:rect>
        <draw:rect draw:style-name="gr5" draw:text-style-name="P2" draw:layer="layout" svg:width="3.95cm" svg:height="2cm" svg:x="7.988cm" svg:y="4.5cm">
          <text:p text:style-name="P1"><text:span text:style-name="T1">Fringilla</text:span><text:span text:style-name="T1"><text:line-break/></text:span><text:span text:style-name="T1">Enhanc</text:span><text:span text:style-name="T1">ement</text:span></text:p>
        </draw:rect>
        <draw:rect draw:style-name="gr6" draw:text-style-name="P2" draw:layer="layout" svg:width="3.95cm" svg:height="2cm" svg:x="12.988cm" svg:y="4.5cm">
          <text:p text:style-name="P1"><text:span text:style-name="T1">Purus</text:span><text:span text:style-name="T1"><text:line-break/></text:span><text:span text:style-name="T1">Feature</text:span><text:span text:style-name="T1">s</text:span></text:p>
        </draw:rect>
        <draw:rect draw:style-name="gr7" draw:text-style-name="P2" draw:layer="layout" svg:width="3.95cm" svg:height="2cm" svg:x="17.988cm" svg:y="4.5cm">
          <text:p text:style-name="P1"><text:span text:style-name="T1">Fucibus</text:span><text:span text:style-name="T1"><text:line-break/></text:span><text:span text:style-name="T1">Classific</text:span><text:span text:style-name="T1">ation</text:span></text:p>
        </draw:rect>
        <draw:line draw:style-name="gr8" draw:text-style-name="P3" draw:layer="layout" svg:x1="22.95cm" svg:y1="5.5cm" svg:x2="21.95cm" svg:y2="5.5cm">
          <text:p/>
        </draw:line>
        <draw:line draw:style-name="gr8" draw:text-style-name="P4" draw:layer="layout" svg:x1="7.988cm" svg:y1="2.45cm" svg:x2="6.988cm" svg:y2="2.45cm">
          <text:p/>
        </draw:line>
        <draw:line draw:style-name="gr8" draw:text-style-name="P4" draw:layer="layout" svg:x1="12.988cm" svg:y1="2.5cm" svg:x2="11.988cm" svg:y2="2.5cm">
          <text:p/>
        </draw:line>
        <draw:line draw:style-name="gr8" draw:text-style-name="P4" draw:layer="layout" svg:x1="17.988cm" svg:y1="2.5cm" svg:x2="16.988cm" svg:y2="2.5cm">
          <text:p/>
        </draw:line>
        <draw:frame draw:style-name="gr9" draw:text-style-name="P6" draw:layer="layout" svg:width="1.7cm" svg:height="0.961cm" svg:x="21.95cm" svg:y="4.539cm">
          <draw:text-box>
            <text:p text:style-name="P5"><text:span text:style-name="T2">Model</text:span></text:p>
          </draw:text-box>
        </draw:frame>
        <draw:line draw:style-name="gr8" draw:text-style-name="P4" draw:layer="layout" svg:x1="9.988cm" svg:y1="4.5cm" svg:x2="9.988cm" svg:y2="3.5cm">
          <text:p/>
        </draw:line>
        <draw:line draw:style-name="gr8" draw:text-style-name="P4" draw:layer="layout" svg:x1="14.938cm" svg:y1="4.5cm" svg:x2="14.938cm" svg:y2="3.5cm">
          <text:p/>
        </draw:line>
        <draw:line draw:style-name="gr8" draw:text-style-name="P4" draw:layer="layout" svg:x1="20cm" svg:y1="4.5cm" svg:x2="20cm" svg:y2="3.5cm">
          <text:p/>
        </draw:line>
        <draw:line draw:style-name="gr8" draw:text-style-name="P4" draw:layer="layout" svg:x1="13cm" svg:y1="5.5cm" svg:x2="12cm" svg:y2="5.5cm">
          <text:p/>
        </draw:line>
        <draw:line draw:style-name="gr8" draw:text-style-name="P4" draw:layer="layout" svg:x1="18cm" svg:y1="5.5cm" svg:x2="17cm" svg:y2="5.5cm">
          <text:p/>
        </draw:line>
      </draw:page>
      <draw:page draw:name="page2" draw:style-name="dp1" draw:master-page-name="Standard">
        <draw:frame draw:style-name="gr10" draw:text-style-name="P7" draw:layer="layout" svg:width="1.342cm" svg:height="2.15cm" svg:x="8.708cm" svg:y="4.6cm">
          <draw:image xlink:href="Pictures/10000201000000D80000015A028D3791D97BE326.png" xlink:type="simple" xlink:show="embed" xlink:actuate="onLoad" loext:mime-type="image/png">
            <text:p/>
          </draw:image>
        </draw:frame>
        <draw:frame draw:style-name="gr10" draw:text-style-name="P7" draw:layer="layout" svg:width="1.534cm" svg:height="1.004cm" svg:x="11.316cm" svg:y="5.173cm">
          <draw:image xlink:href="Pictures/10000201000001B9000001216475643ECDBC74F4.png" xlink:type="simple" xlink:show="embed" xlink:actuate="onLoad" loext:mime-type="image/png">
            <text:p/>
          </draw:image>
        </draw:frame>
        <draw:frame draw:style-name="gr10" draw:text-style-name="P7" draw:layer="layout" svg:width="1.1cm" svg:height="1.113cm" svg:x="11.533cm" svg:y="7.287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0" draw:text-style-name="P7" draw:layer="layout" svg:width="0.921cm" svg:height="0.921cm" svg:x="14.179cm" svg:y="5.215cm">
          <draw:image xlink:href="Pictures/1000134E00000A7000000A7037D0381CAFE2DB94.svg" xlink:type="simple" xlink:show="embed" xlink:actuate="onLoad" loext:mime-type="image/svg+xml">
            <text:p/>
          </draw:image>
          <draw:image xlink:href="Pictures/100002010000007E0000007E660140157863BE6A.png" xlink:type="simple" xlink:show="embed" xlink:actuate="onLoad" loext:mime-type="image/png"/>
        </draw:frame>
        <draw:line draw:style-name="gr11" draw:text-style-name="P8" draw:layer="layout" svg:x1="11.25cm" svg:y1="5.675cm" svg:x2="10.25cm" svg:y2="5.675cm">
          <text:p/>
        </draw:line>
        <draw:line draw:style-name="gr11" draw:text-style-name="P8" draw:layer="layout" svg:x1="13.9cm" svg:y1="5.675cm" svg:x2="12.9cm" svg:y2="5.675cm">
          <text:p/>
        </draw:line>
        <draw:line draw:style-name="gr11" draw:text-style-name="P8" draw:layer="layout" svg:x1="12.083cm" svg:y1="6.25cm" svg:x2="12.083cm" svg:y2="7.1cm">
          <text:p/>
        </draw:line>
      </draw:page>
      <draw:page draw:name="page3" draw:style-name="dp1" draw:master-page-name="Standard">
        <draw:frame draw:style-name="gr10" draw:text-style-name="P7" draw:layer="layout" svg:width="5.291cm" svg:height="7.005cm" svg:x="11.959cm" svg:y="1.195cm">
          <draw:image xlink:href="Pictures/10000201000000FA0000014B2BAD407788235DD5.png" xlink:type="simple" xlink:show="embed" xlink:actuate="onLoad" loext:mime-type="image/png">
            <text:p/>
          </draw:image>
        </draw:frame>
        <draw:frame draw:style-name="gr10" draw:text-style-name="P7" draw:layer="layout" svg:width="5.587cm" svg:height="7.534cm" svg:x="5.413cm" svg:y="1.066cm">
          <draw:image xlink:href="Pictures/100002010000010800000164458A26FC0FA72B08.png" xlink:type="simple" xlink:show="embed" xlink:actuate="onLoad" loext:mime-type="image/png">
            <text:p/>
          </draw:image>
        </draw:frame>
        <draw:frame draw:style-name="gr10" draw:text-style-name="P7" draw:layer="layout" svg:width="5.883cm" svg:height="7.746cm" svg:x="17.7cm" svg:y="0.85cm">
          <draw:image xlink:href="Pictures/10000201000001160000016E72D697228926045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Arial3" svg:font-family="Arial" style:font-pitch="variable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13T11:55:04</meta:creation-date>
    <meta:editing-cycles>188</meta:editing-cycles>
    <meta:editing-duration>P2DT21H33M7S</meta:editing-duration>
    <dc:date>2022-06-17T11:23:38.226978176</dc:date>
    <meta:generator>LibreOffice/6.4.7.2$Linux_X86_64 LibreOffice_project/40$Build-2</meta:generator>
    <meta:document-statistic meta:object-count="27"/>
  </office:meta>
</office:document-meta>
</file>